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54000001181258491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0cm" fo:min-width="0cm" fo:wrap-option="no-wrap"/>
    </style:style>
    <style:style style:name="gr2" style:family="graphic" style:parent-style-name="standard">
      <style:graphic-properties svg:stroke-color="#ffcc99" draw:fill="solid" draw:fill-color="#ffcc99" draw:textarea-horizontal-align="justify" draw:textarea-vertical-align="middle" draw:auto-grow-height="fals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fill="solid" draw:fill-color="#ffff99" draw:textarea-horizontal-align="justify" draw:textarea-vertical-align="middle" draw:auto-grow-height="false"/>
    </style:style>
    <style:style style:name="gr5" style:family="graphic" style:parent-style-name="objectwithoutfill">
      <style:graphic-properties draw:marker-start="Arrow" draw:marker-start-width="0.3cm" draw:marker-end="Arrow" draw:marker-end-width="0.3cm" draw:fill="none" draw:textarea-vertical-align="middl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6.096cm" svg:height="3.81cm" svg:x="1.635cm" svg:y="1.37cm">
          <text:p text:style-name="P1">Guifi.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1" xml:id="id4" draw:id="id4" draw:layer="layout" svg:width="6.096cm" svg:height="3.81cm" svg:x="1.77cm" svg:y="5.95cm">
          <text:p text:style-name="P1">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4.245cm" svg:height="5.58cm" svg:x="11.401cm" svg:y="4.175cm">
          <text:p/>
          <draw:enhanced-geometry svg:viewBox="0 0 21600 21600" draw:type="rectangle" draw:enhanced-path="M 0 0 L 21600 0 21600 21600 0 21600 0 0 Z N"/>
        </draw:custom-shape>
        <draw:frame draw:style-name="gr3" draw:text-style-name="P1" xml:id="id3" draw:id="id3" draw:layer="layout" svg:width="1.773cm" svg:height="1.46cm" svg:x="12.762cm" svg:y="7.06cm">
          <draw:image xlink:href="Pictures/10000201000001540000011812584913.png" xlink:type="simple" xlink:show="embed" xlink:actuate="onLoad">
            <text:p/>
          </draw:image>
        </draw:frame>
        <draw:custom-shape draw:style-name="gr4" draw:text-style-name="P1" xml:id="id1" draw:id="id1" draw:layer="layout" svg:width="2.54cm" svg:height="1.524cm" svg:x="12.36cm" svg:y="2.456cm">
          <text:p text:style-name="P1">qMp</text:p>
          <draw:enhanced-geometry svg:viewBox="0 0 21600 21600" draw:type="rectangle" draw:enhanced-path="M 0 0 L 21600 0 21600 21600 0 21600 0 0 Z N"/>
        </draw:custom-shape>
        <draw:connector draw:style-name="gr5" draw:text-style-name="P1" draw:layer="layout" draw:type="curve" svg:x1="12.36cm" svg:y1="3.218cm" svg:x2="7.731cm" svg:y2="3.275cm" draw:start-shape="id1" draw:start-glue-point="3" draw:end-shape="id2" svg:d="M12360 3218c-3471 0-1157 57-4629 57" svg:viewBox="0 0 4630 58">
          <text:p/>
        </draw:connector>
        <draw:connector draw:style-name="gr5" draw:text-style-name="P1" draw:layer="layout" draw:type="curve" svg:x1="12.762cm" svg:y1="7.79cm" svg:x2="7.866cm" svg:y2="7.855cm" draw:start-shape="id3" draw:start-glue-point="3" draw:end-shape="id4" svg:d="M12762 7790c-3670 0-1223 65-4896 65" svg:viewBox="0 0 4897 66">
          <text:p/>
        </draw:connector>
        <draw:connector draw:style-name="gr5" draw:text-style-name="P1" draw:layer="layout" draw:type="curve" svg:x1="13.648cm" svg:y1="7.06cm" svg:x2="13.63cm" svg:y2="3.98cm" draw:start-shape="id3" draw:start-glue-point="0" draw:end-shape="id1" draw:end-glue-point="2" svg:d="M13648 7060c0-2310-18-770-18-3080" svg:viewBox="0 0 19 308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6.764cm" fo:page-height="10.7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6-16T00:29:07.879252635</meta:creation-date>
    <dc:date>2014-06-16T01:52:13.547490687</dc:date>
    <meta:editing-duration>PT14M10S</meta:editing-duration>
    <meta:editing-cycles>6</meta:editing-cycles>
    <meta:generator>LibreOffice/4.2.4.2$Linux_X86_64 LibreOffice_project/420m0$Build-2</meta:generator>
    <meta:document-statistic meta:object-count="8"/>
  </office:meta>
</office:document-meta>
</file>